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officeooo:rsid="00173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x("//input [@data-id='password']") </text:p>
      <text:p text:style-name="Standard"/>
      <text:p text:style-name="Standard">$x("//input [@data-testid='signup-firstname']") </text:p>
      <text:p text:style-name="Standard"/>
      <text:p text:style-name="Standard">$x("//div [@data-testid='login-facebook']") <text:span text:style-name="T1">and $x("//div [contains(@data-testid,'login-facebook')]")</text:span></text:p>
      <text:p text:style-name="Standard"/>
      <text:p text:style-name="Standard">$x("//div [@data-testid='login-google']")</text:p>
      <text:p text:style-name="Standard"/>
      <text:p text:style-name="Standard">$x("//div [@data-testid='login-apple']")</text:p>
      <text:p text:style-name="Standard"/>
      <text:p text:style-name="Standard">$x("//div [@id='footer']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  <dc:date>2022-04-28T18:39:47.269606726</dc:date>
    <meta:editing-duration>PT4M31S</meta:editing-duration>
    <meta:editing-cycles>1</meta:editing-cycles>
    <meta:document-statistic meta:table-count="0" meta:image-count="0" meta:object-count="0" meta:page-count="1" meta:paragraph-count="6" meta:word-count="15" meta:character-count="292" meta:non-whitespace-character-count="281"/>
  </office:meta>
</office:document-meta>
</file>